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Heading_20_3">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am Work Development and Methodology</text:h>
      <text:p text:style-name="Text_20_body"/>
      <text:p text:style-name="Text_20_body">Apart from the communication tools available to us there are other factors that affected the team members that directly shaped the outcome of this project:</text:p>
      <text:list xml:id="list506338146" text:style-name="L1">
        <text:list-item>
          <text:p text:style-name="P1">Different spoken/written language </text:p>
        </text:list-item>
        <text:list-item>
          <text:p text:style-name="P1">Different Multi-Cultural / Multi-Religious backgrounds</text:p>
        </text:list-item>
        <text:list-item>
          <text:p text:style-name="P1">Different perceptions</text:p>
        </text:list-item>
        <text:list-item>
          <text:p text:style-name="P1">Different communication styles</text:p>
        </text:list-item>
        <text:list-item>
          <text:p text:style-name="P1">Different life, academic or professional experience</text:p>
        </text:list-item>
        <text:list-item>
          <text:p text:style-name="P1">Different time zones</text:p>
        </text:list-item>
        <text:list-item>
          <text:p text:style-name="P1">Different countries</text:p>
          <text:p text:style-name="P1"/>
        </text:list-item>
      </text:list>
      <text:p text:style-name="Text_20_body">These aspects are part of a set of barriers with constant presence during the project:</text:p>
      <text:list xml:id="list964314740" text:style-name="L2">
        <text:list-item>
          <text:p text:style-name="P2">Physical Barriers – the differences between team members' locations, time zones, failure in the communication channels (slow internet connection, sudden network drops, poor visual quality on video conferences, etc.)</text:p>
        </text:list-item>
        <text:list-item>
          <text:p text:style-name="P2">Personal Barriers – the teams' different cultural backgrounds, the members physical and mental condition during communication, weak communication skills, etc.</text:p>
        </text:list-item>
        <text:list-item>
          <text:p text:style-name="P2">Semantic Barriers – Different interpretations of a sentence or situation according to the context.</text:p>
        </text:list-item>
      </text:list>
      <text:p text:style-name="Text_20_body"/>
      <text:p text:style-name="Text_20_body">Given the small time frame to develop this project, it was crucial to establish a communication pattern that ensured objectivity in dealing with important decisions:</text:p>
      <text:p text:style-name="Text_20_body"/>
      <text:list xml:id="list1737356397" text:style-name="L3">
        <text:list-item>
          <text:p text:style-name="P3">Maintain an assertive style of communication</text:p>
        </text:list-item>
        <text:list-item>
          <text:p text:style-name="P3">Avoid parallel conversations during meetings – this could be achieved with some socializing chat before and after the meetings' set schedule</text:p>
        </text:list-item>
        <text:list-item>
          <text:p text:style-name="P3">Use proper, universal conventions during discussions – for example, begin sentences with predetermined words during the weekly report</text:p>
        </text:list-item>
      </text:list>
      <text:p text:style-name="Text_20_body"/>
      <text:p text:style-name="Text_20_body"/>
      <text:h text:style-name="P5" text:outline-level="3">Development Methodology</text:h>
      <text:p text:style-name="Text_20_body"/>
      <text:p text:style-name="Text_20_body">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Text_20_body">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Text_20_body">Taking advantage of modern source code management systems it is possible for a team member to develop their package code in isolation but still have at their disposal the rest of the packages and application to test their correct integration. Git<text:note text:id="ftn0" text:note-class="footnote"><text:note-citation>1</text:note-citation><text:note-body><text:p text:style-name="Footnote">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Text_20_body">To test each packages functionality, the team use Test Driven Development<text:note text:id="ftn1" text:note-class="footnote"><text:note-citation>2</text:note-citation><text:note-body><text:p text:style-name="Footnote">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Text_20_body">To speed up development, installation and Continuous Integration<text:note text:id="ftn2" text:note-class="footnote"><text:note-citation>3</text:note-citation><text:note-body><text:p text:style-name="Footnote">http://en.wikipedia.org/wiki/Continuous_integration</text:p></text:note-body></text:note> scripts were implemented to allow the developer to: </text:p>
      <text:list xml:id="list1703765927" text:style-name="L4">
        <text:list-item>
          <text:p text:style-name="P4">quickly setup the databases and apply configuration settings to them</text:p>
        </text:list-item>
        <text:list-item>
          <text:p text:style-name="P4">run tests to check for malfunctioning code</text:p>
        </text:list-item>
        <text:list-item>
          <text:p text:style-name="P4">populate the databases with preliminary data</text:p>
        </text:list-item>
        <text:list-item>
          <text:p text:style-name="P4">activate background services</text:p>
        </text:list-item>
      </text:list>
      <text:p text:style-name="Text_20_body"/>
      <text:p text:style-name="Text_20_body">The Orange Team was developing the application on several Operating Systems – MacOSX, Linux, Windows, etc. Using Continuous Integration helped discover cross-platform issues in our application's implementation that otherwise would be discovered in later times.</text:p>
      <text:p text:style-name="Text_20_body">By using these automated scripts for each platform, the team ensured it would be possible to deploy the application on a wide variety of platforms without getting in the way of developing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9T15:33:05</dc:date>
    <meta:generator>LibreOffice/3.4$Unix LibreOffice_project/340m1$Build-12</meta:generator>
    <meta:editing-duration>PT5H1M33S</meta:editing-duration>
    <meta:editing-cycles>34</meta:editing-cycles>
    <meta:document-statistic meta:table-count="0" meta:image-count="0" meta:object-count="0" meta:page-count="2" meta:paragraph-count="0" meta:word-count="603" meta:character-count="4156" meta:non-whitespace-character-count="3602"/>
  </office:meta>
</office:document-meta>
</file>